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Sans" svg:font-family="LiberationSans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LiberationSans" fo:font-size="16pt" fo:font-weight="bold" style:font-size-asian="14pt" style:font-weight-asian="bold" style:font-size-complex="14pt" style:font-weight-complex="bold"/>
    </style:style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 style:list-style-name="L1"/>
    <style:style style:name="P15" style:family="paragraph" style:parent-style-name="Standard" style:list-style-name="L3"/>
    <style:style style:name="P16" style:family="paragraph">
      <style:paragraph-properties style:writing-mode="lr-tb"/>
    </style:style>
    <style:style style:name="P17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Helvetica" fo:font-size="14pt"/>
    </style:style>
    <style:style style:name="T5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fo:language="en" fo:country="US" style:language-complex="ar" style:country-complex="SA"/>
    </style:style>
    <style:style style:name="T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349692336" text:id="ct349692336">
          <text:deletion>
            <office:change-info>
              <dc:creator>Bob Jacobsen</dc:creator>
              <dc:date>2011-12-11T22:23:00</dc:date>
            </office:change-info>
            <text:p text:style-name="Standard">Minimal introductory material, only the stuff that's absolutely needed to understand th</text:p>
          </text:deletion>
        </text:changed-region>
        <text:changed-region xml:id="ct356532384" text:id="ct356532384">
          <text:deletion>
            <office:change-info>
              <dc:creator>Bob Jacobsen</dc:creator>
              <dc:date>2011-12-11T22:07:00</dc:date>
            </office:change-info>
            <text:p text:style-name="Standard">e Standard</text:p>
          </text:deletion>
        </text:changed-region>
        <text:changed-region xml:id="ct349899632" text:id="ct349899632">
          <text:deletion>
            <office:change-info>
              <dc:creator>Bob Jacobsen</dc:creator>
              <dc:date>2011-12-11T22:23:00</dc:date>
            </office:change-info>
            <text:p text:style-name="Standard">.</text:p>
          </text:deletion>
        </text:changed-region>
        <text:changed-region xml:id="ct195414832" text:id="ct195414832">
          <text:deletion>
            <office:change-info>
              <dc:creator>Bob Jacobsen</dc:creator>
              <dc:date>2011-12-11T22:07:00</dc:date>
            </office:change-info>
            <text:p text:style-name="Standard">Intended Use (Informative)</text:p>
            <text:p text:style-name="Standard">Any limitations to the area of use of the Standard.</text:p>
            <text:p text:style-name="Standard"/>
          </text:deletion>
        </text:changed-region>
        <text:changed-region xml:id="ct349718640" text:id="ct349718640">
          <text:insertion>
            <office:change-info>
              <dc:creator>Bob Jacobsen</dc:creator>
              <dc:date>2011-12-11T22:23:00</dc:date>
            </office:change-info>
          </text:insertion>
        </text:changed-region>
        <text:changed-region xml:id="ct531148672" text:id="ct531148672">
          <text:insertion>
            <office:change-info>
              <dc:creator>Bob Jacobsen</dc:creator>
              <dc:date>2011-12-11T22:24:00</dc:date>
            </office:change-info>
          </text:insertion>
        </text:changed-region>
        <text:changed-region xml:id="ct282067760" text:id="ct282067760">
          <text:insertion>
            <office:change-info>
              <dc:creator>Bob Jacobsen</dc:creator>
              <dc:date>2011-12-11T22:21:00</dc:date>
            </office:change-info>
          </text:insertion>
        </text:changed-region>
        <text:changed-region xml:id="ct304311968" text:id="ct304311968">
          <text:deletion>
            <office:change-info>
              <dc:creator>Bob Jacobsen</dc:creator>
              <dc:date>2011-12-11T22:24:00</dc:date>
            </office:change-info>
            <text:p text:style-name="Standard">Citations to other docs, as needed. </text:p>
            <text:p text:style-name="Standard">For more information on format and presentation, see: </text:p>
            <text:p text:style-name="Standard">OpenLCB Common Information Technical Note</text:p>
          </text:deletion>
        </text:changed-region>
        <text:changed-region xml:id="ct304569824" text:id="ct304569824">
          <text:insertion>
            <office:change-info>
              <dc:creator>Bob Jacobsen</dc:creator>
              <dc:date>2011-12-11T22:24:00</dc:date>
            </office:change-info>
          </text:insertion>
        </text:changed-region>
        <text:changed-region xml:id="ct349952080" text:id="ct349952080">
          <text:insertion>
            <office:change-info>
              <dc:creator>Bob Jacobsen</dc:creator>
              <dc:date>2011-12-11T22:25:00</dc:date>
            </office:change-info>
          </text:insertion>
        </text:changed-region>
        <text:changed-region xml:id="ct531038496" text:id="ct531038496">
          <text:deletion>
            <office:change-info>
              <dc:creator>Bob Jacobsen</dc:creator>
              <dc:date>2011-12-11T22:07:00</dc:date>
            </office:change-info>
            <text:h text:style-name="Heading_20_1" text:outline-level="1">Section Title</text:h>
          </text:deletion>
        </text:changed-region>
        <text:changed-region xml:id="ct362015024" text:id="ct362015024">
          <text:insertion>
            <office:change-info>
              <dc:creator>Bob Jacobsen</dc:creator>
              <dc:date>2011-12-11T22:07:00</dc:date>
            </office:change-info>
          </text:insertion>
        </text:changed-region>
        <text:changed-region xml:id="ct349960672" text:id="ct349960672">
          <text:insertion>
            <office:change-info>
              <dc:creator>Bob Jacobsen</dc:creator>
              <dc:date>2011-12-11T22:27:00</dc:date>
            </office:change-info>
          </text:insertion>
        </text:changed-region>
        <text:changed-region xml:id="ct357389344" text:id="ct357389344">
          <text:deletion>
            <office:change-info>
              <dc:creator>Bob Jacobsen</dc:creator>
              <dc:date>2011-12-11T22:27:00</dc:date>
            </office:change-info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</text:deletion>
        </text:changed-region>
        <text:changed-region xml:id="ct531239040" text:id="ct531239040">
          <text:deletion>
            <office:change-info>
              <dc:creator>Bob Jacobsen</dc:creator>
              <dc:date>2011-12-11T22:08:00</dc:date>
            </office:change-info>
            <text:p text:style-name="Standard">Section Title</text:p>
            <text:p text:style-name="Standard"/>
          </text:deletion>
        </text:changed-region>
        <text:changed-region xml:id="ct304314624" text:id="ct304314624">
          <text:deletion>
            <office:change-info>
              <dc:creator>Bob Jacobsen</dc:creator>
              <dc:date>2011-12-11T22:27:00</dc:date>
            </office:change-info>
            <text:p text:style-name="Standard"/>
            <text:h text:style-name="Heading_20_2" text:outline-level="2">Subsection Title</text:h>
            <text:h text:style-name="Heading_20_3" text:outline-level="3">Sub-subsection Title</text:h>
            <text:p text:style-name="Standard">Praesent gravida pulvinar vehicula. Vivamus eu nisl eget sem rutrum suscipit id a magna. Integer id ante odio. </text:p>
            <text:list xml:id="list891751912" text:style-name="L1">
              <text:list-item>
                <text:p text:style-name="P1">Lorem ipsum dolor sit amet, consectetur adipiscing elit. </text:p>
              </text:list-item>
            </text:list>
            <text:p text:style-name="Standard">Sed consectetur, ipsum et egestas accumsan, felis erat ornare mauris, sit amet suscipit ante orci sed massa.</text:p>
          </text:deletion>
        </text:changed-region>
        <text:changed-region xml:id="ct304350016" text:id="ct304350016">
          <text:deletion>
            <office:change-info>
              <dc:creator>Bob Jacobsen</dc:creator>
              <dc:date>2011-12-11T22:08:00</dc:date>
            </office:change-info>
            <text:p text:style-name="Standard">Section Title</text:p>
            <text:p text:style-name="Standard"/>
          </text:deletion>
        </text:changed-region>
        <text:changed-region xml:id="ct531138800" text:id="ct531138800">
          <text:deletion>
            <office:change-info>
              <dc:creator>Bob Jacobsen</dc:creator>
              <dc:date>2011-12-11T22:27:00</dc:date>
            </office:change-info>
            <text:p text:style-name="Standard"/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</text:deletion>
        </text:changed-region>
        <text:changed-region xml:id="ct349827584" text:id="ct349827584">
          <text:insertion>
            <office:change-info>
              <dc:creator>Bob Jacobsen</dc:creator>
              <dc:date>2011-12-11T22:27:00</dc:date>
            </office:change-info>
          </text:insertion>
        </text:changed-region>
        <text:changed-region xml:id="ct531544496" text:id="ct531544496">
          <text:insertion>
            <office:change-info>
              <dc:creator>Bob Jacobsen</dc:creator>
              <dc:date>2011-12-11T22:28:00</dc:date>
            </office:change-info>
          </text:insertion>
        </text:changed-region>
        <text:changed-region xml:id="ct304025776" text:id="ct304025776">
          <text:insertion>
            <office:change-info>
              <dc:creator>Bob Jacobsen</dc:creator>
              <dc:date>2011-12-11T22:29:00</dc:date>
            </office:change-info>
          </text:insertion>
        </text:changed-region>
        <text:changed-region xml:id="ct349994080" text:id="ct349994080">
          <text:insertion>
            <office:change-info>
              <dc:creator>Bob Jacobsen</dc:creator>
              <dc:date>2011-12-11T22:30:00</dc:date>
            </office:change-info>
          </text:insertion>
        </text:changed-region>
        <text:changed-region xml:id="ct350110176" text:id="ct350110176">
          <text:insertion>
            <office:change-info>
              <dc:creator>Bob Jacobsen</dc:creator>
              <dc:date>2011-12-11T22:31:00</dc:date>
            </office:change-info>
          </text:insertion>
        </text:changed-region>
        <text:changed-region xml:id="ct303105728" text:id="ct303105728">
          <text:insertion>
            <office:change-info>
              <dc:creator>Bob Jacobsen</dc:creator>
              <dc:date>2011-12-11T22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Introduction (Informative)</text:h>
      <text:p text:style-name="Standard"><text:change text:change-id="ct349692336"/><text:change text:change-id="ct356532384"/><text:change text:change-id="ct349899632"/><text:change text:change-id="ct195414832"/><text:change-start text:change-id="ct349718640"/>This is the certification procedure for the OpenLCB-<text:change-end text:change-id="ct349718640"/><text:change-start text:change-id="ct531148672"/>CAN Physical Layer Standard. <text:s/>To certify an OpenLCB board, check each of the items below.<text:change-end text:change-id="ct531148672"/></text:p>
      <text:h text:style-name="Heading_20_1" text:outline-level="1"><text:change-start text:change-id="ct282067760"/>Intended Use (Informative)</text:h>
      <text:p text:style-name="Standard">Nothing in this section of the Standard requires testing.</text:p>
      <text:h text:style-name="Heading_20_1" text:outline-level="1"><text:change-end text:change-id="ct282067760"/>References and Context (Normative)</text:h>
      <text:p text:style-name="Standard"><text:change text:change-id="ct304311968"/><text:change-start text:change-id="ct304569824"/>Check that, were compone<text:change-end text:change-id="ct304569824"/><text:change-start text:change-id="ct349952080"/>nts of the following types are certified by their manufacturer:</text:p>
      <text:list xml:id="list672415681" text:style-name="L3">
        <text:list-item>
          <text:p text:style-name="P15">RJ45</text:p>
        </text:list-item>
        <text:list-item>
          <text:p text:style-name="P15">UTP</text:p>
        </text:list-item>
        <text:list-item>
          <text:p text:style-name="P15">CAN, including both the transceiver and controller devices.<text:change-end text:change-id="ct349952080"/></text:p>
        </text:list-item>
      </text:list>
      <text:h text:style-name="Heading_20_1" text:outline-level="1"><text:change text:change-id="ct531038496"/><text:change-start text:change-id="ct362015024"/>P<text:change-end text:change-id="ct362015024"/><text:change-start text:change-id="ct349960672"/>hysical Interconnection<text:change-end text:change-id="ct349960672"/></text:h>
      <text:p text:style-name="Standard"><text:change text:change-id="ct357389344"/><text:change text:change-id="ct531239040"/><text:change text:change-id="ct304314624"/><text:change text:change-id="ct304350016"/><text:change text:change-id="ct531138800"/><text:change-start text:change-id="ct349827584"/>Cables have RJ45 plugs on each end.</text:p>
      <text:p text:style-name="Standard">CAN connections on boards are done using RJ45 jacks.<text:change-end text:change-id="ct349827584"/><text:change-start text:change-id="ct531544496"/></text:p>
      <text:p text:style-name="Standard">The jack wiring is done as shown in figure 1 of the standard.</text:p>
      <text:p text:style-name="Standard">Pairs in cables are as described in the standard.<text:change-end text:change-id="ct531544496"/><text:change-start text:change-id="ct304025776"/></text:p>
      <text:p text:style-name="Standard">If the node has more than one jack, the jacks are interconnected as described <text:span text:style-name="T5">in the standard.</text:span></text:p>
      <text:p text:style-name="Standard"><text:change-end text:change-id="ct304025776"/><text:change-start text:change-id="ct349994080"/><text:span text:style-name="T5">The design documents that the required voltages on the jack conductors will not damage the device.</text:span><text:change-end text:change-id="ct349994080"/><text:change-start text:change-id="ct350110176"/></text:p>
      <text:h text:style-name="Heading_20_1" text:outline-level="1"><text:span text:style-name="T6">Data Transport</text:span></text:h>
      <text:p text:style-name="Standard"><text:change-end text:change-id="ct350110176"/><text:change-start text:change-id="ct303105728"/><text:span text:style-name="T5">The device is documented to use 125kbps.</text:span></text:p>
      <text:p text:style-name="Standard"><text:span text:style-name="T5">If the device provides CAN bus termination, ...</text:span></text:p>
      <text:p text:style-name="Standard"><text:change-end text:change-id="ct303105728"/><text:span text:style-name="T5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10">Title<text:tab/>1</text:p>
          <text:p text:style-name="P10">Section Title<text:tab/>2</text:p>
          <text:p text:style-name="P10">Section Title<text:tab/>2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iberationSans" svg:font-family="LiberationSans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Text_20_body">
      <style:paragraph-properties fo:text-align="center" style:justify-single-word="false" style:snap-to-layout-grid="false"/>
      <style:text-properties style:font-name="LiberationSans" fo:font-size="16pt" fo:font-weight="bold" style:font-size-asian="14pt" style:font-weight-asian="bold" style:font-size-complex="14pt" style:font-weight-complex="bold"/>
    </style:style>
    <style:style style:name="M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0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style:font-name="Helvetica" fo:font-size="14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Praesent Gravida Standard</text:p>
      </style:header>
      <style:footer>
        <text:p text:style-name="MP4"><text:span text:style-name="Page_20_Number"><text:span text:style-name="MT2">Copyright 2011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2</text:page-count></text:span></text:span><text:span text:style-name="Page_20_Number"><text:span text:style-name="MT2"> - </text:span></text:span><text:span text:style-name="Page_20_Number"><text:span text:style-name="MT2"><text:date style:data-style-name="N116" text:date-value="2011-12-11T22:32:53.99">12/11/2011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303090368" text:id="ct303090368">
            <text:deletion>
              <office:change-info>
                <dc:creator>Bob Jacobsen</dc:creator>
                <dc:date>2011-12-11T22:06:00</dc:date>
              </office:change-info>
              <text:p text:style-name="MP7">Standard</text:p>
            </text:deletion>
          </text:changed-region>
          <text:changed-region xml:id="ct303072816" text:id="ct303072816">
            <text:insertion>
              <office:change-info>
                <dc:creator>Bob Jacobsen</dc:creator>
                <dc:date>2011-12-11T22:06:00</dc:date>
              </office:change-info>
            </text:insertion>
          </text:changed-region>
          <text:changed-region xml:id="ct304680720" text:id="ct304680720">
            <text:insertion>
              <office:change-info>
                <dc:creator>Bob Jacobsen</dc:creator>
                <dc:date>2011-12-11T22:23:00</dc:date>
              </office:change-info>
            </text:insertion>
          </text:changed-region>
          <text:changed-region xml:id="ct349484512" text:id="ct349484512">
            <text:deletion>
              <office:change-info>
                <dc:creator>Bob Jacobsen</dc:creator>
                <dc:date>2011-12-11T22:23:00</dc:date>
              </office:change-info>
              <text:p text:style-name="MP8"><text:span text:style-name="MT3">(title)</text:span></text:p>
            </text:dele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05225831146107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<text:change text:change-id="ct303090368"/><text:change-start text:change-id="ct303072816"/>Certification Procedure<text:change-end text:change-id="ct303072816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8"><text:change-start text:change-id="ct304680720"/>OpenLCB-CAN Physical Layer <text:change-end text:change-id="ct304680720"/><text:change text:change-id="ct349484512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1-12-11T22:32:53.99">Dec 11, 2011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MP9"><text:span text:style-name="Page_20_Number"><text:span text:style-name="MT2">Copyright 2010, 2011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4"><text:tab/></text:span><text:span text:style-name="MT5">Page </text:span><text:span text:style-name="Page_20_Number"><text:span text:style-name="MT5"><text:page-number text:select-page="current">2</text:page-number></text:span></text:span><text:span text:style-name="Page_20_Number"><text:span text:style-name="MT5"> of </text:span></text:span><text:span text:style-name="Page_20_Number"><text:span text:style-name="MT5"><text:page-count style:num-format="1">2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1-12-11T22:32:53.99">12/11/2011</text:date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(title) Standard</dc:title>
    <meta:initial-creator>Alex Shepherd</meta:initial-creator>
    <meta:creation-date>2009-01-22T07:11:27</meta:creation-date>
    <meta:editing-cycles>69</meta:editing-cycles>
    <meta:editing-duration>PT12H17S</meta:editing-duration>
    <meta:generator>OpenOffice.org/3.3$Unix OpenOffice.org_project/330m20$Build-9567</meta:generator>
    <dc:date>2011-12-11T22:32:54</dc:date>
    <dc:creator>Bob Jacobsen</dc:creator>
    <meta:document-statistic meta:table-count="1" meta:image-count="1" meta:object-count="0" meta:page-count="2" meta:paragraph-count="54" meta:word-count="499" meta:character-count="3421"/>
    <meta:user-defined meta:name="Info 1"/>
    <meta:user-defined meta:name="Info 2"/>
    <meta:user-defined meta:name="Info 3"/>
    <meta:user-defined meta:name="Info 4"/>
  </office:meta>
</office:document-meta>
</file>